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-s3-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GB)</text:p>
          </table:table-cell>
        </table:table-row>
        <table:table-row table:style-name="ro1">
          <table:table-cell office:value-type="string" calcext:value-type="string">
            <text:p>Sun Mar 26 21:00:33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841.910262107849" calcext:value-type="float">
            <text:p>841.910262107849</text:p>
          </table:table-cell>
          <table:table-cell office:value-type="float" office:value="0.58997924356699" calcext:value-type="float">
            <text:p>0.58997924356699</text:p>
          </table:table-cell>
          <table:table-cell office:value-type="float" office:value="7000071840" calcext:value-type="float">
            <text:p>7000071840</text:p>
          </table:table-cell>
          <table:table-cell table:formula="of:=[.F2]/1024/1024/1024" office:value-type="float" office:value="6.51932492852211" calcext:value-type="float">
            <text:p>6.51932492852211</text:p>
          </table:table-cell>
        </table:table-row>
        <table:table-row table:style-name="ro1">
          <table:table-cell office:value-type="string" calcext:value-type="string">
            <text:p>Sun Mar 26 21:02:36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650.38247823715" calcext:value-type="float">
            <text:p>1650.38247823715</text:p>
          </table:table-cell>
          <table:table-cell office:value-type="float" office:value="1.17995848713398" calcext:value-type="float">
            <text:p>1.17995848713398</text:p>
          </table:table-cell>
          <table:table-cell office:value-type="float" office:value="14000143680" calcext:value-type="float">
            <text:p>14000143680</text:p>
          </table:table-cell>
          <table:table-cell table:formula="of:=[.F3]/1024/1024/1024" office:value-type="float" office:value="13.0386498570442" calcext:value-type="float">
            <text:p>13.0386498570442</text:p>
          </table:table-cell>
        </table:table-row>
        <table:table-row table:style-name="ro1">
          <table:table-cell office:value-type="string" calcext:value-type="string">
            <text:p>Sun Mar 26 21:05:39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771.18255853653" calcext:value-type="float">
            <text:p>771.18255853653</text:p>
          </table:table-cell>
          <table:table-cell office:value-type="float" office:value="0.58997924356699" calcext:value-type="float">
            <text:p>0.58997924356699</text:p>
          </table:table-cell>
          <table:table-cell office:value-type="float" office:value="7000071840" calcext:value-type="float">
            <text:p>7000071840</text:p>
          </table:table-cell>
          <table:table-cell table:formula="of:=[.F4]/1024/1024/1024" office:value-type="float" office:value="6.51932492852211" calcext:value-type="float">
            <text:p>6.51932492852211</text:p>
          </table:table-cell>
        </table:table-row>
        <table:table-row table:style-name="ro1">
          <table:table-cell office:value-type="string" calcext:value-type="string">
            <text:p>Sun Mar 26 21:07:42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186.558785438538" calcext:value-type="float">
            <text:p>186.558785438538</text:p>
          </table:table-cell>
          <table:table-cell office:value-type="float" office:value="0.116539109840393" calcext:value-type="float">
            <text:p>0.116539109840393</text:p>
          </table:table-cell>
          <table:table-cell office:value-type="float" office:value="1382730240" calcext:value-type="float">
            <text:p>1382730240</text:p>
          </table:table-cell>
          <table:table-cell table:formula="of:=[.F5]/1024/1024/1024" office:value-type="float" office:value="1.28776788711548" calcext:value-type="float">
            <text:p>1.28776788711548</text:p>
          </table:table-cell>
        </table:table-row>
        <table:table-row table:style-name="ro1">
          <table:table-cell office:value-type="string" calcext:value-type="string">
            <text:p>Sun Mar 26 21:08:45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546.8793296814" calcext:value-type="float">
            <text:p>1546.8793296814</text:p>
          </table:table-cell>
          <table:table-cell office:value-type="float" office:value="1.17995848713398" calcext:value-type="float">
            <text:p>1.17995848713398</text:p>
          </table:table-cell>
          <table:table-cell office:value-type="float" office:value="14000143680" calcext:value-type="float">
            <text:p>14000143680</text:p>
          </table:table-cell>
          <table:table-cell table:formula="of:=[.F6]/1024/1024/1024" office:value-type="float" office:value="13.0386498570442" calcext:value-type="float">
            <text:p>13.0386498570442</text:p>
          </table:table-cell>
        </table:table-row>
        <table:table-row table:style-name="ro1">
          <table:table-cell office:value-type="string" calcext:value-type="string">
            <text:p>Sun Mar 26 21:11:49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194.073045253754" calcext:value-type="float">
            <text:p>194.073045253754</text:p>
          </table:table-cell>
          <table:table-cell office:value-type="float" office:value="0.116539109840393" calcext:value-type="float">
            <text:p>0.116539109840393</text:p>
          </table:table-cell>
          <table:table-cell office:value-type="float" office:value="1382730240" calcext:value-type="float">
            <text:p>1382730240</text:p>
          </table:table-cell>
          <table:table-cell table:formula="of:=[.F7]/1024/1024/1024" office:value-type="float" office:value="1.28776788711548" calcext:value-type="float">
            <text:p>1.28776788711548</text:p>
          </table:table-cell>
        </table:table-row>
      </table:table>
      <table:table table:name="Pivot Table_out-s3-frame_1" table:style-name="ta1">
        <table:table-column table:style-name="co8" table:default-cell-style-name="ce3"/>
        <table:table-column table:style-name="co8" table:default-cell-style-name="ce7"/>
        <table:table-column table:style-name="co8" table:default-cell-style-name="ce11"/>
        <table:table-column table:style-name="co8" table:default-cell-style-name="ce15"/>
        <table:table-column table:style-name="co8" table:default-cell-style-name="ce19"/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Data</text:p>
          </table:table-cell>
          <table:table-cell table:style-name="ce13"/>
          <table:table-cell table:style-name="ce17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6" office:value-type="string" calcext:value-type="string">
            <text:p>Type</text:p>
          </table:table-cell>
          <table:table-cell table:style-name="ce10" office:value-type="string" calcext:value-type="string">
            <text:p>Median - Total Time (s)</text:p>
          </table:table-cell>
          <table:table-cell table:style-name="ce14" office:value-type="string" calcext:value-type="string">
            <text:p>Median - Cost ($)</text:p>
          </table:table-cell>
          <table:table-cell table:style-name="ce18" office:value-type="string" calcext:value-type="string">
            <text:p>Median - Transfer Size (GB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HSDS</text:p>
          </table:table-cell>
          <table:table-cell office:value-type="float" office:value="190.315915346146" calcext:value-type="float">
            <text:p>190.315915346146</text:p>
          </table:table-cell>
          <table:table-cell office:value-type="float" office:value="0.116539109840393" calcext:value-type="float">
            <text:p>0.116539109840393</text:p>
          </table:table-cell>
          <table:table-cell office:value-type="float" office:value="1.28776788711548" calcext:value-type="float">
            <text:p>1.2877678871154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HSDS</text:p>
          </table:table-cell>
          <table:table-cell office:value-type="float" office:value="806.546410322189" calcext:value-type="float">
            <text:p>806.546410322189</text:p>
          </table:table-cell>
          <table:table-cell office:value-type="float" office:value="0.58997924356699" calcext:value-type="float">
            <text:p>0.58997924356699</text:p>
          </table:table-cell>
          <table:table-cell office:value-type="float" office:value="6.51932492852211" calcext:value-type="float">
            <text:p>6.51932492852211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HSDS</text:p>
          </table:table-cell>
          <table:table-cell table:style-name="ce12" office:value-type="float" office:value="1598.63090395927" calcext:value-type="float">
            <text:p>1598.63090395927</text:p>
          </table:table-cell>
          <table:table-cell table:style-name="ce16" office:value-type="float" office:value="1.17995848713398" calcext:value-type="float">
            <text:p>1.17995848713398</text:p>
          </table:table-cell>
          <table:table-cell table:style-name="ce20" office:value-type="float" office:value="13.0386498570442" calcext:value-type="float">
            <text:p>13.0386498570442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s3-frame_1'.A1:'Pivot Table_out-s3-frame_1'.E5" table:buttons="'Pivot Table_out-s3-frame_1'.A2 'Pivot Table_out-s3-frame_1'.B2 'Pivot Table_out-s3-frame_1'.C1" table:grand-total="none" table:show-filter-button="false">
          <table:source-cell-range table:cell-range-address="'out-s3-frame'.A1:'out-s3-frame'.G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86.558785438538" table:display="true" table:show-details="true"/>
                <table:data-pilot-member table:name="194.073045253754" table:display="true" table:show-details="true"/>
                <table:data-pilot-member table:name="771.18255853653" table:display="true" table:show-details="true"/>
                <table:data-pilot-member table:name="841.910262107849" table:display="true" table:show-details="true"/>
                <table:data-pilot-member table:name="1546.8793296814" table:display="true" table:show-details="true"/>
                <table:data-pilot-member table:name="1650.382478237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116539109840393" table:display="true" table:show-details="true"/>
                <table:data-pilot-member table:name="0.58997924356699" table:display="true" table:show-details="true"/>
                <table:data-pilot-member table:name="1.179958487133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GB)" table:orientation="data" table:used-hierarchy="0" table:function="median">
            <table:data-pilot-level table:show-empty="false" calcext:repeat-item-labels="false">
              <table:data-pilot-members>
                <table:data-pilot-member table:name="1.28776788711548" table:display="true" table:show-details="true"/>
                <table:data-pilot-member table:name="6.51932492852211" table:display="true" table:show-details="true"/>
                <table:data-pilot-member table:name="13.03864985704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8T12:46:49.983834899</dc:date>
    <meta:editing-duration>PT2M35S</meta:editing-duration>
    <meta:editing-cycles>1</meta:editing-cycles>
    <meta:document-statistic meta:table-count="2" meta:cell-count="70" meta:object-count="0"/>
    <meta:generator>LibreOffice/7.2.4.1$MacOSX_X86_64 LibreOffice_project/27d75539669ac387bb498e35313b970b7fe9c4f9</meta:generator>
  </office:meta>
</office:document-meta>
</file>